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79aa8"/>
    </style:style>
    <style:style style:name="P6" style:family="paragraph" style:parent-style-name="Text_20_body">
      <style:paragraph-properties fo:text-align="center" style:justify-single-word="false"/>
      <style:text-properties officeooo:paragraph-rsid="00079aa8"/>
    </style:style>
    <style:style style:name="P7" style:family="paragraph" style:parent-style-name="Text_20_body">
      <style:paragraph-properties fo:text-align="center" style:justify-single-word="false"/>
      <style:text-properties officeooo:paragraph-rsid="0007ae0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6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Scoring Rubric</text:span></text:span></text:p>
      <text:p text:style-name="P7"><text:span text:style-name="Strong_20_Emphasis"><text:span text:style-name="T4">(convert to 10 point scale)</text:span></text:span></text:p>
      <text:p text:style-name="P5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14T18:21:10.720386888</dc:date>
    <meta:editing-duration>PT9M5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7" meta:character-count="276" meta:non-whitespace-character-count="232"/>
  </office:meta>
</office:document-meta>
</file>